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style="italic" style:font-style-asian="italic" style:font-style-complex="italic"/>
    </style:style>
    <style:style style:name="T2"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er: </text:p>
      <text:p text:style-name="Standard"><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introduction: 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bio: 2 sentence or 30 words</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Standard">Overview:</text:p>
      <text:p text:style-name="Standard"><text:tab/>functional description</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Standard"><text:tab/><text:tab/>sensor board closeup</text:p>
      <text:p text:style-name="Standard"><text:tab/><text:tab/>motor-controller closeup</text:p>
      <text:p text:style-name="Standard"><text:tab/><text:tab/>controls closeup</text:p>
      <text:p text:style-name="Standard"/>
      <text:p text:style-name="Standard">Materials:</text:p>
      <text:p text:style-name="Standard"><text:tab/>list of materials</text:p>
      <text:p text:style-name="Standard"/>
      <text:list xml:id="list103962366" text:style-name="L1">
        <text:list-item>
          <text:p text:style-name="P1">Arduino </text:p>
        </text:list-item>
        <text:list-item>
          <text:p text:style-name="P1"><text:soft-page-break/>Arduino Protoshield</text:p>
        </text:list-item>
        <text:list-item>
          <text:p text:style-name="P1">MMA7361 accelerometer (sparkfun #SEN-09652)</text:p>
        </text:list-item>
        <text:list-item>
          <text:p text:style-name="P1">LPR530AL gyroscope (sparkfun #SEN-09990)</text:p>
        </text:list-item>
        <text:list-item>
          <text:p text:style-name="P1">Sabertooth 2x25 motor-controller </text:p>
        </text:list-item>
        <text:list-item>
          <text:p text:style-name="P1">(2) power wheelchair gear motors with wheels </text:p>
        </text:list-item>
        <text:list-item>
          <text:p text:style-name="P1">(2) 12v SLA batteries</text:p>
        </text:list-item>
        <text:list-item>
          <text:p text:style-name="P1">Some metal</text:p>
        </text:list-item>
        <text:list-item>
          <text:p text:style-name="P1">Bolts/nuts</text:p>
        </text:list-item>
        <text:list-item>
          <text:p text:style-name="P1">(2) 10k potentiometers (Radio Shack #271-1715)</text:p>
        </text:list-item>
        <text:list-item>
          <text:p text:style-name="P1">wire</text:p>
        </text:list-item>
        <text:list-item>
          <text:p text:style-name="P1">male header pins</text:p>
        </text:list-item>
        <text:list-item>
          <text:p text:style-name="P1">female header pins</text:p>
        </text:list-item>
        <text:list-item>
          <text:p text:style-name="P1">Main power toggle switch 25A+ SPST (Radio Shack #275-708)</text:p>
        </text:list-item>
      </text:list>
      <text:p text:style-name="Standard"/>
      <text:p text:style-name="Standard"><text:tab/>list of tools</text:p>
      <text:p text:style-name="Standard"/>
      <text:list xml:id="list2118821621" text:style-name="L2">
        <text:list-item>
          <text:p text:style-name="P2">power drill</text:p>
        </text:list-item>
        <text:list-item>
          <text:p text:style-name="P2">reciprocating-saw</text:p>
        </text:list-item>
        <text:list-item>
          <text:p text:style-name="P2">welder</text:p>
        </text:list-item>
        <text:list-item>
          <text:p text:style-name="P2">measuring tape</text:p>
        </text:list-item>
        <text:list-item>
          <text:p text:style-name="P2">angle-grinder</text:p>
        </text:list-item>
        <text:list-item>
          <text:p text:style-name="P2"/>
        </text:list-item>
      </text:list>
      <text:p text:style-name="Standard"/>
      <text:p text:style-name="Standard"><text:tab/>sources</text:p>
      <text:p text:style-name="Standard"><text:tab/>cost</text:p>
      <text:p text:style-name="Standard"><text:tab/>photo of materials</text:p>
      <text:p text:style-name="Standard"/>
      <text:p text:style-name="Standard">Steps:</text:p>
      <text:p text:style-name="Standard"><text:tab/>steps numbered 1, 2, 3</text:p>
      <text:p text:style-name="Standard"><text:tab/>steps need titles and possibly introduction</text:p>
      <text:p text:style-name="Standard"><text:tab/>at least one photo per step</text:p>
      <text:p text:style-name="Standard"><text:tab/></text:p>
      <text:p text:style-name="Standard">Application:</text:p>
      <text:p text:style-name="Standard"><text:tab/>how to use</text:p>
      <text:p text:style-name="Standard"><text:tab/>suggested modifications</text:p>
      <text:p text:style-name="Standard"><text:tab/>400 words-ish</text:p>
      <text:p text:style-name="Standard"><text:tab/></text:p>
      <text:p text:style-name="Standard">Credits:</text:p>
      <text:p text:style-name="Standard"><text:tab/>photo captions</text:p>
      <text:p text:style-name="Standard"><text:tab/>credits</text:p>
      <text:p text:style-name="Standard"/>
      <text:p text:style-name="Standard">Label pictures: (<text:span text:style-name="T1">finished_product.jpg</text:span> or <text:span text:style-name="T1">step1_1a.jpg</text:span>)</text:p>
      <text:p text:style-name="Standard">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1-31T22:59:20</dc:date>
    <dc:creator>JD </dc:creator>
    <meta:editing-duration>PT1H55M44S</meta:editing-duration>
    <meta:editing-cycles>5</meta:editing-cycles>
    <meta:generator>LibreOffice/3.3$Linux LibreOffice_project/330m19$Build-401</meta:generator>
    <meta:document-statistic meta:table-count="0" meta:image-count="0" meta:object-count="0" meta:page-count="2" meta:paragraph-count="53" meta:word-count="595" meta:character-count="3642"/>
  </office:meta>
</office:document-meta>
</file>